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07cm"/>
      <style:paragraph-properties style:writing-mode="lr-tb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5cm"/>
      <style:paragraph-properties style:writing-mode="lr-tb"/>
    </style:style>
    <style:style style:name="gr10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textarea-horizontal-align="justify" draw:textarea-vertical-align="middle" draw:auto-grow-height="false" fo:min-height="0.088cm" fo:min-width="0.092cm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0.088cm" fo:min-width="0.0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93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6.6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erif" style:font-name-asian="Liberation Serif" style:font-name-complex="Liberation Serif"/>
    </style:style>
    <style:style style:name="T4" style:family="text">
      <style:text-properties style:text-position="0% 100%" style:font-name="Liberation Sans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7" draw:id="id7">
          <draw:line draw:style-name="gr1" draw:text-style-name="P1" draw:layer="layout" svg:x1="11.541cm" svg:y1="6.8cm" svg:x2="11.1cm" svg:y2="6.622cm">
            <text:p/>
          </draw:line>
          <draw:line draw:style-name="gr1" draw:text-style-name="P1" draw:layer="layout" svg:x1="11.999cm" svg:y1="6.253cm" svg:x2="11.101cm" svg:y2="6.626cm">
            <text:p/>
          </draw:line>
          <draw:line draw:style-name="gr1" draw:text-style-name="P1" draw:layer="layout" svg:x1="12.05cm" svg:y1="5.521cm" svg:x2="11.152cm" svg:y2="5.148cm">
            <text:p/>
          </draw:line>
          <draw:line draw:style-name="gr1" draw:text-style-name="P1" draw:layer="layout" svg:x1="12.02cm" svg:y1="6.27cm" svg:x2="11.122cm" svg:y2="5.897cm">
            <text:p/>
          </draw:line>
          <draw:line draw:style-name="gr1" draw:text-style-name="P1" draw:layer="layout" svg:x1="12.045cm" svg:y1="5.506cm" svg:x2="11.147cm" svg:y2="5.879cm">
            <text:p/>
          </draw:line>
          <draw:line draw:style-name="gr1" draw:text-style-name="P1" draw:layer="layout" svg:x1="12.046cm" svg:y1="4.766cm" svg:x2="11.148cm" svg:y2="5.139cm">
            <text:p/>
          </draw:line>
          <draw:line draw:style-name="gr1" draw:text-style-name="P1" draw:layer="layout" svg:x1="12.001cm" svg:y1="4.773cm" svg:x2="11.56cm" svg:y2="4.595cm">
            <text:p/>
          </draw:line>
        </draw:g>
        <draw:custom-shape draw:style-name="gr2" draw:text-style-name="P2" xml:id="id1" draw:id="id1" draw:layer="layout" svg:width="1.842cm" svg:height="1.843cm" svg:x="1.1cm" svg:y="2.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0.399cm" svg:y1="8.12cm" svg:x2="8.23cm" svg:y2="8.12cm">
            <text:p/>
          </draw:line>
          <draw:line draw:style-name="gr1" draw:text-style-name="P1" draw:layer="layout" svg:x1="10.4cm" svg:y1="8.112cm" svg:x2="8.231cm" svg:y2="8.112cm">
            <text:p/>
          </draw:line>
          <draw:line draw:style-name="gr1" draw:text-style-name="P1" draw:layer="layout" svg:x1="8.82cm" svg:y1="8.424cm" svg:x2="9.898cm" svg:y2="8.431cm">
            <text:p/>
          </draw:line>
          <draw:line draw:style-name="gr1" draw:text-style-name="P1" draw:layer="layout" svg:x1="9.109cm" svg:y1="8.695cm" svg:x2="9.627cm" svg:y2="8.698cm">
            <text:p/>
          </draw:line>
          <draw:line draw:style-name="gr1" draw:text-style-name="P1" draw:layer="layout" svg:x1="9.341cm" svg:y1="8.094cm" svg:x2="9.33cm" svg:y2="7.6cm">
            <text:p/>
          </draw:line>
        </draw:g>
        <draw:connector draw:style-name="gr3" draw:text-style-name="P3" draw:layer="layout" draw:line-skew="-1.216cm" svg:x1="6.002cm" svg:y1="2.034cm" svg:x2="2.021cm" svg:y2="2.7cm" draw:end-shape="id1" draw:end-glue-point="4" svg:d="M6002 2034v-1134h-3981v1800" svg:viewBox="0 0 3982 1801">
          <text:p/>
        </draw:connector>
        <draw:connector draw:style-name="gr3" draw:text-style-name="P3" xml:id="id4" draw:id="id4" draw:layer="layout" svg:x1="11.588cm" svg:y1="0.905cm" svg:x2="14.206cm" svg:y2="3.385cm" draw:start-shape="id2" draw:start-glue-point="0" draw:end-shape="id3" draw:end-glue-point="0" svg:d="M11588 905h2618v2480" svg:viewBox="0 0 2619 2481">
          <text:p/>
        </draw:connector>
        <draw:frame draw:style-name="gr4" draw:text-style-name="P4" draw:layer="layout" svg:width="1.162cm" svg:height="1.114cm" svg:x="10.1cm" svg:y="5cm">
          <draw:text-box>
            <text:p>R<text:span text:style-name="T1">r</text:span></text:p>
          </draw:text-box>
        </draw:frame>
        <draw:frame draw:style-name="gr5" draw:text-style-name="P4" draw:layer="layout" svg:width="1.912cm" svg:height="0.962cm" svg:x="8.43cm" svg:y="8.636cm">
          <draw:text-box>
            <text:p>GND</text:p>
          </draw:text-box>
        </draw:frame>
        <draw:connector draw:style-name="gr3" draw:text-style-name="P3" draw:layer="layout" svg:x1="14.206cm" svg:y1="0.905cm" svg:x2="16.725cm" svg:y2="1.495cm" draw:start-shape="id4" draw:start-glue-point="0" draw:end-shape="id5" draw:end-glue-point="0" svg:d="M14206 905h2519v590" svg:viewBox="0 0 2520 591">
          <text:p/>
        </draw:connector>
        <draw:connector draw:style-name="gr3" draw:text-style-name="P3" draw:layer="layout" draw:line-skew="1.414cm" svg:x1="2.021cm" svg:y1="4.543cm" svg:x2="6.03cm" svg:y2="6.127cm" draw:start-shape="id1" draw:start-glue-point="8" svg:d="M2021 4543v2457h4009v-873" svg:viewBox="0 0 4010 2458">
          <text:p/>
        </draw:connector>
        <draw:connector draw:style-name="gr3" draw:text-style-name="P3" xml:id="id12" draw:id="id12" draw:layer="layout" svg:x1="11.575cm" svg:y1="7.576cm" svg:x2="14.206cm" svg:y2="4.4cm" draw:start-shape="id6" draw:start-glue-point="0" draw:end-shape="id3" draw:end-glue-point="2" svg:d="M11575 7576h2631v-3176" svg:viewBox="0 0 2632 3177">
          <text:p/>
        </draw:connector>
        <draw:connector draw:style-name="gr3" draw:text-style-name="P3" xml:id="id6" draw:id="id6" draw:layer="layout" svg:x1="11.575cm" svg:y1="6.8cm" svg:x2="7.799cm" svg:y2="7.576cm" draw:start-shape="id7" draw:start-glue-point="2" draw:end-shape="id8" draw:end-glue-point="2" svg:d="M11575 6800v776h-3776" svg:viewBox="0 0 3777 777">
          <text:p/>
        </draw:connector>
        <draw:frame draw:style-name="gr6" draw:text-style-name="P4" draw:layer="layout" svg:width="1.408cm" svg:height="1.114cm" svg:x="17.138cm" svg:y="2.086cm">
          <draw:text-box>
            <text:p>R<text:span text:style-name="T1">LP</text:span></text:p>
          </draw:text-box>
        </draw:frame>
        <draw:frame draw:style-name="gr7" draw:text-style-name="P4" draw:layer="layout" svg:width="1.607cm" svg:height="1.114cm" svg:x="0.093cm" svg:y="4.186cm">
          <draw:text-box>
            <text:p><text:span text:style-name="T2">v</text:span><text:span text:style-name="T1">s</text:span><text:span text:style-name="T2">(t)</text:span></text:p>
          </draw:text-box>
        </draw:frame>
        <draw:g xml:id="id10" draw:id="id10">
          <draw:line draw:style-name="gr8" draw:text-style-name="P1" draw:layer="layout" svg:x1="11.589cm" svg:y1="1.9cm" svg:x2="11.589cm" svg:y2="2.474cm">
            <text:p/>
          </draw:line>
          <draw:line draw:style-name="gr8" draw:text-style-name="P1" draw:layer="layout" svg:x1="10.828cm" svg:y1="2.479cm" svg:x2="12.348cm" svg:y2="2.479cm">
            <text:p/>
          </draw:line>
          <draw:line draw:style-name="gr8" draw:text-style-name="P1" draw:layer="layout" svg:x1="10.829cm" svg:y1="3.056cm" svg:x2="12.349cm" svg:y2="3.056cm">
            <text:p/>
          </draw:line>
          <draw:line draw:style-name="gr8" draw:text-style-name="P1" draw:layer="layout" svg:x1="11.589cm" svg:y1="3.053cm" svg:x2="11.589cm" svg:y2="3.627cm">
            <text:p/>
          </draw:line>
        </draw:g>
        <draw:frame draw:style-name="gr9" draw:text-style-name="P4" draw:layer="layout" svg:width="1.145cm" svg:height="1.114cm" svg:x="10.1cm" svg:y="3.155cm">
          <draw:text-box>
            <text:p>C<text:span text:style-name="T1">c</text:span></text:p>
          </draw:text-box>
        </draw:frame>
        <draw:line draw:style-name="gr10" draw:text-style-name="P1" draw:layer="layout" svg:x1="6.699cm" svg:y1="2.707cm" svg:x2="5.992cm" svg:y2="2cm">
          <text:p/>
        </draw:line>
        <draw:line draw:style-name="gr10" draw:text-style-name="P1" draw:layer="layout" svg:x1="4.607cm" svg:y1="4.815cm" svg:x2="3.9cm" svg:y2="4.108cm">
          <text:p/>
        </draw:line>
        <draw:line draw:style-name="gr10" draw:text-style-name="P1" draw:layer="layout" svg:x1="8.107cm" svg:y1="4.099cm" svg:x2="7.4cm" svg:y2="3.392cm">
          <text:p/>
        </draw:line>
        <draw:g>
          <draw:custom-shape draw:style-name="gr11" draw:text-style-name="P3" draw:layer="layout" svg:width="1.184cm" svg:height="1.015cm" draw:transform="skewX (0.00104719755119667) rotate (-2.35601995726715) translate (7.855cm 3.0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1" draw:layer="layout" svg:x1="7.857cm" svg:y1="3.015cm" svg:x2="7.019cm" svg:y2="3.853cm">
            <text:p/>
          </draw:line>
        </draw:g>
        <draw:line draw:style-name="gr10" draw:text-style-name="P1" draw:layer="layout" svg:x1="6.007cm" svg:y1="6.199cm" svg:x2="5.3cm" svg:y2="5.492cm">
          <text:p/>
        </draw:line>
        <draw:line draw:style-name="gr10" draw:text-style-name="P1" draw:layer="layout" svg:x1="5.3cm" svg:y1="2.707cm" svg:x2="6.007cm" svg:y2="2cm">
          <text:p/>
        </draw:line>
        <draw:line draw:style-name="gr10" draw:text-style-name="P1" draw:layer="layout" svg:x1="7.408cm" svg:y1="4.799cm" svg:x2="8.115cm" svg:y2="4.092cm">
          <text:p/>
        </draw:line>
        <draw:line draw:style-name="gr10" draw:text-style-name="P1" draw:layer="layout" svg:x1="3.908cm" svg:y1="4.107cm" svg:x2="4.615cm" svg:y2="3.4cm">
          <text:p/>
        </draw:line>
        <draw:line draw:style-name="gr10" draw:text-style-name="P1" draw:layer="layout" svg:x1="6.008cm" svg:y1="6.191cm" svg:x2="6.715cm" svg:y2="5.484cm">
          <text:p/>
        </draw:line>
        <draw:g>
          <draw:custom-shape draw:style-name="gr11" draw:text-style-name="P3" draw:layer="layout" svg:width="1.184cm" svg:height="1.015cm" draw:transform="rotate (-0.785398163397448) translate (7.018cm 4.3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1" draw:layer="layout" svg:x1="7.018cm" svg:y1="4.344cm" svg:x2="7.856cm" svg:y2="5.182cm">
            <text:p/>
          </draw:line>
        </draw:g>
        <draw:g>
          <draw:custom-shape draw:style-name="gr11" draw:text-style-name="P3" draw:layer="layout" svg:width="1.184cm" svg:height="1.015cm" draw:transform="rotate (-2.35619449019235) translate (5.755cm 5.1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1" draw:layer="layout" svg:x1="5.756cm" svg:y1="5.118cm" svg:x2="4.918cm" svg:y2="5.956cm">
            <text:p/>
          </draw:line>
        </draw:g>
        <draw:g>
          <draw:custom-shape draw:style-name="gr13" draw:text-style-name="P3" draw:layer="layout" svg:width="1.185cm" svg:height="1.015cm" draw:transform="rotate (-0.785398163397448) translate (4.918cm 2.2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1" draw:layer="layout" svg:x1="4.918cm" svg:y1="2.244cm" svg:x2="5.756cm" svg:y2="3.082cm">
            <text:p/>
          </draw:line>
        </draw:g>
        <draw:connector draw:style-name="gr3" draw:text-style-name="P3" xml:id="id9" draw:id="id9" draw:layer="layout" draw:line-skew="1.572cm" svg:x1="8.119cm" svg:y1="4.15cm" svg:x2="9.316cm" svg:y2="0.905cm" svg:d="M8119 4150v-50h1197v-3195" svg:viewBox="0 0 1198 3246">
          <text:p/>
        </draw:connector>
        <draw:connector draw:style-name="gr3" draw:text-style-name="P3" xml:id="id2" draw:id="id2" draw:layer="layout" svg:x1="9.316cm" svg:y1="0.905cm" svg:x2="11.588cm" svg:y2="1.9cm" draw:start-shape="id9" draw:start-glue-point="3" draw:end-shape="id10" draw:end-glue-point="0" svg:d="M9316 905h2272v995" svg:viewBox="0 0 2273 996">
          <text:p/>
        </draw:connector>
        <draw:connector draw:style-name="gr3" draw:text-style-name="P3" draw:layer="layout" draw:line-skew="-1.312cm" svg:x1="3.523cm" svg:y1="6.768cm" svg:x2="3.9cm" svg:y2="4.055cm" svg:d="M3523 6768v-2668h377v-45" svg:viewBox="0 0 378 2714">
          <text:p/>
        </draw:connector>
        <draw:connector draw:style-name="gr3" draw:text-style-name="P3" xml:id="id8" draw:id="id8" draw:layer="layout" draw:line-skew="-2.155cm" svg:x1="7.799cm" svg:y1="7.576cm" svg:x2="3.51cm" svg:y2="7.241cm" svg:d="M7799 7576h-4299v-335h10" svg:viewBox="0 0 4300 336">
          <text:p/>
        </draw:connector>
        <draw:connector draw:style-name="gr3" draw:text-style-name="P3" draw:layer="layout" svg:x1="11.588cm" svg:y1="3.627cm" svg:x2="11.575cm" svg:y2="4.595cm" draw:start-shape="id10" draw:start-glue-point="2" draw:end-shape="id7" draw:end-glue-point="0" svg:d="M11588 3627v484h-13v484" svg:viewBox="0 0 14 969">
          <text:p/>
        </draw:connector>
        <draw:g xml:id="id3" draw:id="id3">
          <draw:custom-shape draw:style-name="gr11" draw:text-style-name="P3" draw:layer="layout" svg:width="1.184cm" svg:height="1.015cm" draw:transform="skewX (0.0010471975511966) rotate (-3.14141812066459) translate (14.796cm 4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1" draw:layer="layout" svg:x1="14.8cm" svg:y1="4.399cm" svg:x2="13.615cm" svg:y2="4.399cm">
            <text:p/>
          </draw:line>
        </draw:g>
        <draw:frame draw:style-name="gr14" draw:text-style-name="P4" draw:layer="layout" svg:width="2.437cm" svg:height="1.114cm" svg:x="14.1cm" svg:y="4.386cm">
          <draw:text-box>
            <text:p><text:span text:style-name="T2">D(25ƞ)</text:span></text:p>
          </draw:text-box>
        </draw:frame>
        <draw:g xml:id="id5" draw:id="id5">
          <draw:line draw:style-name="gr1" draw:text-style-name="P1" draw:layer="layout" svg:x1="16.691cm" svg:y1="3.7cm" svg:x2="16.25cm" svg:y2="3.522cm">
            <text:p/>
          </draw:line>
          <draw:line draw:style-name="gr1" draw:text-style-name="P1" draw:layer="layout" svg:x1="17.149cm" svg:y1="3.153cm" svg:x2="16.251cm" svg:y2="3.526cm">
            <text:p/>
          </draw:line>
          <draw:line draw:style-name="gr1" draw:text-style-name="P1" draw:layer="layout" svg:x1="17.2cm" svg:y1="2.421cm" svg:x2="16.302cm" svg:y2="2.048cm">
            <text:p/>
          </draw:line>
          <draw:line draw:style-name="gr1" draw:text-style-name="P1" draw:layer="layout" svg:x1="17.17cm" svg:y1="3.17cm" svg:x2="16.272cm" svg:y2="2.797cm">
            <text:p/>
          </draw:line>
          <draw:line draw:style-name="gr1" draw:text-style-name="P1" draw:layer="layout" svg:x1="17.195cm" svg:y1="2.406cm" svg:x2="16.297cm" svg:y2="2.779cm">
            <text:p/>
          </draw:line>
          <draw:line draw:style-name="gr1" draw:text-style-name="P1" draw:layer="layout" svg:x1="17.196cm" svg:y1="1.666cm" svg:x2="16.298cm" svg:y2="2.039cm">
            <text:p/>
          </draw:line>
          <draw:line draw:style-name="gr1" draw:text-style-name="P1" draw:layer="layout" svg:x1="17.151cm" svg:y1="1.673cm" svg:x2="16.71cm" svg:y2="1.495cm">
            <text:p/>
          </draw:line>
        </draw:g>
        <draw:g xml:id="id11" draw:id="id11">
          <draw:line draw:style-name="gr8" draw:text-style-name="P1" draw:layer="layout" svg:x1="16.74cm" svg:y1="5.2cm" svg:x2="16.74cm" svg:y2="5.774cm">
            <text:p/>
          </draw:line>
          <draw:line draw:style-name="gr8" draw:text-style-name="P1" draw:layer="layout" svg:x1="15.979cm" svg:y1="5.779cm" svg:x2="17.499cm" svg:y2="5.779cm">
            <text:p/>
          </draw:line>
          <draw:line draw:style-name="gr8" draw:text-style-name="P1" draw:layer="layout" svg:x1="15.98cm" svg:y1="6.356cm" svg:x2="17.5cm" svg:y2="6.356cm">
            <text:p/>
          </draw:line>
          <draw:line draw:style-name="gr8" draw:text-style-name="P1" draw:layer="layout" svg:x1="16.74cm" svg:y1="6.353cm" svg:x2="16.74cm" svg:y2="6.927cm">
            <text:p/>
          </draw:line>
        </draw:g>
        <draw:connector draw:style-name="gr3" draw:text-style-name="P3" xml:id="id15" draw:id="id15" draw:layer="layout" svg:x1="16.739cm" svg:y1="6.927cm" svg:x2="14.206cm" svg:y2="7.576cm" draw:start-shape="id11" draw:start-glue-point="2" draw:end-shape="id12" draw:end-glue-point="0" svg:d="M16739 6927v649h-2533" svg:viewBox="0 0 2534 650">
          <text:p/>
        </draw:connector>
        <draw:frame draw:style-name="gr6" draw:text-style-name="P4" draw:layer="layout" svg:width="1.408cm" svg:height="1.114cm" svg:x="16.7cm" svg:y="6.286cm">
          <draw:text-box>
            <text:p>C<text:span text:style-name="T1">LP</text:span></text:p>
          </draw:text-box>
        </draw:frame>
        <draw:connector draw:style-name="gr3" draw:text-style-name="P3" xml:id="id13" draw:id="id13" draw:layer="layout" svg:x1="16.725cm" svg:y1="3.7cm" svg:x2="16.739cm" svg:y2="5.2cm" draw:start-shape="id5" draw:start-glue-point="2" draw:end-shape="id11" draw:end-glue-point="0" svg:d="M16725 3700v750h14v750" svg:viewBox="0 0 15 1501">
          <text:p/>
        </draw:connector>
        <draw:custom-shape draw:style-name="gr15" draw:text-style-name="P3" xml:id="id14" draw:id="id14" draw:layer="layout" svg:width="0.3cm" svg:height="0.3cm" svg:x="18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6.732cm" svg:y1="4.45cm" svg:x2="18.2cm" svg:y2="4.45cm" draw:start-shape="id13" draw:start-glue-point="0" draw:end-shape="id14" draw:end-glue-point="6" svg:d="M16732 4450h1468" svg:viewBox="0 0 1469 1">
          <text:p/>
        </draw:connector>
        <draw:custom-shape draw:style-name="gr15" draw:text-style-name="P3" xml:id="id16" draw:id="id16" draw:layer="layout" svg:width="0.3cm" svg:height="0.3cm" svg:x="18.2cm" svg:y="7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6.739cm" svg:y1="7.576cm" svg:x2="18.2cm" svg:y2="7.58cm" draw:start-shape="id15" draw:start-glue-point="0" draw:end-shape="id16" draw:end-glue-point="6" svg:d="M16739 7576h755v4h706" svg:viewBox="0 0 1462 5">
          <text:p/>
        </draw:connector>
        <draw:frame draw:style-name="gr16" draw:text-style-name="P4" draw:layer="layout" svg:width="1.108cm" svg:height="2.536cm" svg:x="18.3cm" svg:y="4.764cm">
          <draw:text-box>
            <text:p>+</text:p>
            <text:p><text:span text:style-name="T2">v</text:span><text:span text:style-name="T1">O</text:span></text:p>
            <text:p><text:span text:style-name="T2"><text:s/></text:span><text:span text:style-name="T2">-</text:span></text:p>
          </draw:text-box>
        </draw:frame>
        <draw:frame draw:style-name="gr17" draw:text-style-name="P4" draw:layer="layout" svg:width="7.187cm" svg:height="1.114cm" svg:x="0.213cm" svg:y="8.3cm">
          <draw:text-box>
            <text:p><text:span text:style-name="T2">v</text:span><text:span text:style-name="T1">s</text:span><text:span text:style-name="T2">(t) = 13.115 sin(2</text:span><text:span text:style-name="T3">π</text:span><text:span text:style-name="T4">50t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30T00:55:43.045855078</dc:date>
    <meta:editing-duration>PT31M19S</meta:editing-duration>
    <meta:editing-cycles>9</meta:editing-cycles>
    <meta:generator>LibreOffice/6.4.7.2$Linux_X86_64 LibreOffice_project/40$Build-2</meta:generator>
    <meta:document-statistic meta:object-count="82"/>
  </office:meta>
</office:document-meta>
</file>